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40000022A7DF3788C408A7F9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2b2b2" draw:fill-color="#ffffff" draw:textarea-horizontal-align="justify" draw:textarea-vertical-align="middle" draw:auto-grow-height="false" fo:min-height="2.728cm" fo:min-width="2.778cm"/>
    </style:style>
    <style:style style:name="gr2" style:family="graphic" style:parent-style-name="standard">
      <style:graphic-properties svg:stroke-color="#b2b2b2" draw:fill-color="#ffffff" draw:textarea-horizontal-align="justify" draw:textarea-vertical-align="middle" draw:auto-grow-height="false" fo:min-height="2.349cm" fo:min-width="2.82cm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-1%" draw:green="0%" draw:blue="0%" fo:clip="rect(0cm, 0cm, 4.519cm, 0cm)" draw:image-opacity="50%" style:mirror="none"/>
    </style:style>
    <style:style style:name="gr4" style:family="graphic" style:parent-style-name="standard">
      <style:graphic-properties svg:stroke-color="#b2b2b2" draw:fill-color="#eeeeee" draw:textarea-horizontal-align="justify" draw:textarea-vertical-align="middle" draw:auto-grow-height="false" fo:min-height="0.292cm" fo:min-width="0.042cm"/>
    </style:style>
    <style:style style:name="gr5" style:family="graphic" style:parent-style-name="standard">
      <style:graphic-properties svg:stroke-color="#999999" draw:fill-color="#ffffff" draw:textarea-horizontal-align="justify" draw:textarea-vertical-align="middle" draw:auto-grow-height="false" fo:min-height="2.992cm" fo:min-width="4.408cm" fo:wrap-option="no-wrap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</office:automatic-styles>
  <office:body>
    <office:drawing>
      <draw:page draw:name="page1" draw:style-name="dp1" draw:master-page-name="Padrão">
        <draw:custom-shape draw:style-name="gr1" draw:text-style-name="P1" draw:layer="layout" svg:width="3.6cm" svg:height="3.3cm" svg:x="1.3cm" svg:y="1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6cm" svg:height="2.879cm" svg:x="1.3cm" svg:y="1.9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1.78cm" svg:height="1.614cm" svg:x="2.132cm" svg:y="2.553cm">
          <draw:image xlink:href="Pictures/10000201000001A40000022A7DF3788C408A7F9A.png" xlink:type="simple" xlink:show="embed" xlink:actuate="onLoad" loext:mime-type="image/png">
            <text:p/>
          </draw:image>
        </draw:frame>
        <draw:custom-shape draw:style-name="gr4" draw:text-style-name="P3" draw:layer="layout" svg:width="0.6cm" svg:height="0.6cm" svg:x="1.4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0.6cm" svg:height="0.6cm" svg:x="2.1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0.6cm" svg:height="0.6cm" svg:x="2.8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0.6cm" svg:height="0.6cm" svg:x="3.5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0.6cm" svg:height="0.6cm" svg:x="4.2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3cm" svg:height="3.5cm" draw:transform="rotate (3.13042254637703) translate (11.961cm 5.9cm)">
          <text:p/>
          <draw:enhanced-geometry svg:viewBox="0 0 21600 21600" draw:text-areas="800 800 20800 20800" draw:type="round-rectangular-callout" draw:modifiers="1470.96774193548 27473.52185089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9T16:50:43.260234375</meta:creation-date>
    <dc:date>2021-09-25T00:11:58.090025395</dc:date>
    <meta:editing-duration>PT7M57S</meta:editing-duration>
    <meta:editing-cycles>6</meta:editing-cycles>
    <meta:generator>LibreOffice/6.4.7.2$Linux_X86_64 LibreOffice_project/40$Build-2</meta:generator>
    <meta:document-statistic meta:object-count="9"/>
  </office:meta>
</office:document-meta>
</file>